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0.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18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0.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0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8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18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2.45cm" fo:min-width="18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18.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0.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18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76cm" fo:min-width="11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1cm" svg:x="1.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85cm" svg:height="0.231cm" svg:x="1.486cm" svg:y="3.1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85cm" svg:height="0.232cm" svg:x="1.486cm" svg:y="3.4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85cm" svg:height="0.231cm" svg:x="1.486cm" svg:y="3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1.7cm" svg:x="18.2cm" svg:y="1cm">
          <text:p text:style-name="P2">Icone</text:p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1cm" svg:y="1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7cm" svg:height="1.2cm" svg:x="5.3cm" svg:y="4.5cm">
          <text:p text:style-name="P2">Tit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cm" svg:height="0.6cm" svg:x="5.3cm" svg:y="6cm">
          <text:p text:style-name="P2">Sloga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.5cm" svg:x="1cm" svg:y="7.7cm">
          <text:p text:style-name="P2">Text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4.5cm" svg:x="1cm" svg:y="10.8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cm" svg:height="12.7cm" svg:x="1cm" svg:y="18.7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7cm" svg:height="1.2cm" svg:x="1cm" svg:y="16.8cm">
          <text:p text:style-name="P2">Sous-tit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7cm" svg:height="1.2cm" svg:x="5.3cm" svg:y="4.5cm">
          <text:p text:style-name="P2">Titr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6.5cm" svg:x="1cm" svg:y="20.2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4.5cm" svg:x="1cm" svg:y="10.8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7cm" svg:height="1.5cm" svg:x="5cm" svg:y="18.7cm">
          <text:p text:style-name="P2">Titre articl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2cm" svg:x="19.1cm" svg:y="18.9cm">
          <text:p text:style-name="P2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.5cm" svg:x="1cm" svg:y="26.7cm">
          <text:p text:style-name="P2">Tex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12.1cm" svg:y="29.5cm">
          <text:p text:style-name="P2">Face</text:p>
          <text:p text:style-name="P2">boo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1cm" svg:y="1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14.5cm" svg:y="29.5cm">
          <text:p text:style-name="P2">Twit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1.6cm" svg:x="16.8cm" svg:y="29.5cm">
          <text:p text:style-name="P2">Voi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6.2cm" svg:x="1cm" svg:y="33.7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7.6cm" svg:y="37.5cm">
          <text:p text:style-name="P2">Link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.5cm" svg:x="4.2cm" svg:y="37.5cm">
          <text:p text:style-name="P2">Twit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10.9cm" svg:y="37.5cm">
          <text:p text:style-name="P2">Gi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6cm" svg:x="14.3cm" svg:y="37.5cm">
          <text:p text:style-name="P2">Stac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2cm" svg:height="0.926cm" svg:x="4.2cm" svg:y="35.2cm">
          <text:p text:style-name="P2">Crédi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0:09:21.915214749</meta:creation-date>
    <dc:date>2018-10-02T11:31:37.029351400</dc:date>
    <meta:editing-duration>PT1H12M3S</meta:editing-duration>
    <meta:editing-cycles>5</meta:editing-cycles>
    <meta:generator>LibreOffice/5.1.6.2$Linux_X86_64 LibreOffice_project/10m0$Build-2</meta:generator>
    <meta:document-statistic meta:object-count="28"/>
  </office:meta>
</office:document-meta>
</file>